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odulo" style:family="table">
      <style:table-properties style:width="17cm" table:align="margins" style:shadow="none" style:may-break-between-rows="true" table:border-model="collapsing"/>
    </style:style>
    <style:style style:name="modulo.A" style:family="table-column">
      <style:table-column-properties style:column-width="3.205cm" style:rel-column-width="1817*"/>
    </style:style>
    <style:style style:name="modulo.B" style:family="table-column">
      <style:table-column-properties style:column-width="13.795cm" style:rel-column-width="7821*"/>
    </style:style>
    <style:style style:name="modul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odulo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b71" officeooo:paragraph-rsid="001e3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 style:data-style-name="C10114">
      <style:graphic-properties style:wrap="run-through" style:number-wrapped-paragraphs="no-limit" style:vertical-pos="middle" style:vertical-rel="line" style:horizontal-pos="from-left" style:horizontal-rel="paragraph"/>
    </style: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o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gno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aNascita" form:control-implementation="ooo:com.sun.star.form.component.DateField" xml:id="control3" form:id="control3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luogoNascita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scritto" form:control-implementation="ooo:com.sun.star.form.component.CheckBox" xml:id="control5" form:id="control5" form:label="Casella di controll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odulo" table:style-name="modulo" table:template-name="Default Style">
        <table:table-column table:style-name="modulo.A"/>
        <table:table-column table:style-name="modulo.B"/>
        <table:table-row>
          <table:table-cell table:style-name="modulo.A1" office:value-type="string">
            <text:p text:style-name="P2">Nome</text:p>
          </table:table-cell>
          <table:table-cell table:style-name="modulo.A1" office:value-type="string">
            <text:p text:style-name="P1"><draw:control text:anchor-type="as-char" draw:z-index="0" draw:name="nome" draw:style-name="gr2" draw:text-style-name="P4" svg:width="13.459cm" svg:height="0.648cm" draw:control="control1"/></text:p>
          </table:table-cell>
        </table:table-row>
        <table:table-row>
          <table:table-cell table:style-name="modulo.A1" office:value-type="string">
            <text:p text:style-name="P2">Cognome</text:p>
          </table:table-cell>
          <table:table-cell table:style-name="modulo.A1" office:value-type="string">
            <text:p text:style-name="P1"><draw:control text:anchor-type="as-char" draw:z-index="1" draw:name="cognome" draw:style-name="gr2" draw:text-style-name="P4" svg:width="13.532cm" svg:height="0.618cm" draw:control="control2"/></text:p>
          </table:table-cell>
        </table:table-row>
        <table:table-row>
          <table:table-cell table:style-name="modulo.A1" office:value-type="string">
            <text:p text:style-name="P2">Data di Nascita</text:p>
          </table:table-cell>
          <table:table-cell table:style-name="modulo.A1" office:value-type="string">
            <text:p text:style-name="P1"><draw:control text:anchor-type="as-char" draw:z-index="2" draw:name="dataNascita" draw:style-name="gr3" draw:text-style-name="P3" svg:width="2.528cm" svg:height="0.53cm" draw:control="control3"/></text:p>
          </table:table-cell>
        </table:table-row>
        <table:table-row table:style-name="modulo.4">
          <table:table-cell table:style-name="modulo.A1" office:value-type="string">
            <text:p text:style-name="P2">Luogo di Nascita</text:p>
          </table:table-cell>
          <table:table-cell table:style-name="modulo.A1" office:value-type="string">
            <text:p text:style-name="P1"><draw:control text:anchor-type="as-char" draw:z-index="3" draw:name="luogoNascita" draw:style-name="gr2" draw:text-style-name="P4" svg:width="13.509cm" svg:height="0.544cm" draw:control="control4"/></text:p>
          </table:table-cell>
        </table:table-row>
        <table:table-row>
          <table:table-cell table:style-name="modulo.A1" office:value-type="string">
            <text:p text:style-name="P2">Iscritto</text:p>
          </table:table-cell>
          <table:table-cell table:style-name="modulo.A1" office:value-type="string">
            <text:p text:style-name="P1"><draw:control text:anchor-type="as-char" draw:z-index="4" draw:name="iscritto" draw:style-name="gr1" draw:text-style-name="P3" svg:width="0.442cm" svg:height="0.398cm" draw:control="control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3:28:33.288000000</meta:creation-date>
    <dc:date>2023-11-14T13:33:47.922000000</dc:date>
    <meta:editing-duration>PT5M15S</meta:editing-duration>
    <meta:editing-cycles>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0" meta:word-count="9" meta:character-count="50" meta:non-whitespace-character-count="46"/>
  </office:meta>
</office:document-meta>
</file>